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0000002006D49219E40BC51E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b2b2b2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2" style:family="graphic" style:parent-style-name="objectwithoutfill">
      <style:graphic-properties svg:stroke-width="0.035cm" draw:marker-start-width="0.252cm" draw:marker-end-width="0.252cm" draw:fill="none" draw:fill-color="#729fcf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212cm" draw:marker-start-width="0.518cm" draw:marker-end-width="0.518cm" draw:fill="none" draw:fill-color="#729fcf" draw:textarea-vertical-align="middle" fo:padding-top="0.231cm" fo:padding-bottom="0.231cm" fo:padding-left="0.356cm" fo:padding-right="0.356cm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8000" draw:fill-color="#ffdbb6" draw:textarea-horizontal-align="justify" draw:textarea-vertical-align="middle" draw:auto-grow-height="false" fo:min-height="0.7cm" fo:min-width="0.45cm"/>
    </style:style>
    <style:style style:name="gr6" style:family="graphic" style:parent-style-name="standard">
      <style:graphic-properties draw:stroke="dash" draw:stroke-dash="Dashed_20__28_var_29_" svg:stroke-width="0.106cm" svg:stroke-color="#000000" draw:marker-start="" draw:marker-start-width="0.358cm" draw:marker-end-width="0.358cm" draw:fill-color="#ffffff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7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ffffff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9" style:family="graphic" style:parent-style-name="standard">
      <style:graphic-properties draw:stroke="dash" draw:stroke-dash="Dashed_20__28_var_29_" svg:stroke-width="0.106cm" svg:stroke-color="#000000" draw:marker-start="" draw:marker-start-width="0.358cm" draw:marker-end-width="0.358cm" draw:fill-color="#cccccc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10" style:family="graphic" style:parent-style-name="standard">
      <style:graphic-properties draw:fill-color="#999999" draw:textarea-horizontal-align="justify" draw:textarea-vertical-align="middle" draw:auto-grow-height="false" fo:min-height="0.458cm" fo:min-width="0.2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ff8000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15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5983b0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16" style:family="graphic" style:parent-style-name="standard">
      <style:graphic-properties draw:stroke="dash" draw:stroke-dash="Dashed_20__28_var_29_" svg:stroke-width="0.106cm" svg:stroke-color="#000000" draw:marker-start="" draw:marker-start-width="0.358cm" draw:marker-end-width="0.358cm" draw:fill-color="#ffb66c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17" style:family="graphic" style:parent-style-name="standard">
      <style:graphic-properties draw:stroke="dash" draw:stroke-dash="Dashed_20__28_var_29_" svg:stroke-width="0.106cm" svg:stroke-color="#000000" draw:marker-start="" draw:marker-start-width="0.358cm" draw:marker-end-width="0.358cm" draw:fill-color="#729fcf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18" style:family="graphic" style:parent-style-name="standard">
      <style:graphic-properties draw:stroke="dash" draw:stroke-dash="Dashed_20__28_var_29_" svg:stroke-width="0.106cm" svg:stroke-color="#000000" draw:marker-start="" draw:marker-start-width="0.358cm" draw:marker-end-width="0.358cm" draw:fill-color="#ffffff" draw:opacity="100%" draw:textarea-horizontal-align="justify" draw:textarea-vertical-align="middle" draw:auto-grow-height="false" fo:min-height="1.75cm" fo:min-width="0.7cm" fo:padding-top="0.177cm" fo:padding-bottom="0.177cm" fo:padding-left="0.302cm" fo:padding-right="0.302cm"/>
    </style:style>
    <style:style style:name="gr19" style:family="graphic" style:parent-style-name="standard">
      <style:graphic-properties svg:stroke-color="#000000" draw:fill-color="#ffdbb6" draw:textarea-horizontal-align="justify" draw:textarea-vertical-align="middle" draw:auto-grow-height="false" fo:min-height="0.7cm" fo:min-width="0.45cm"/>
    </style:style>
    <style:style style:name="P1" style:family="paragraph">
      <loext:graphic-properties draw:fill-color="#b2b2b2" draw:opacity="100%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dbb6"/>
      <style:paragraph-properties fo:text-align="center"/>
    </style:style>
    <style:style style:name="P6" style:family="paragraph">
      <loext:graphic-properties draw:fill-color="#ffffff" draw:opacity="100%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weight="bold"/>
    </style:style>
    <style:style style:name="P8" style:family="paragraph">
      <loext:graphic-properties draw:fill-color="#cccccc" draw:opacity="100%"/>
      <style:paragraph-properties fo:text-align="center"/>
    </style:style>
    <style:style style:name="P9" style:family="paragraph">
      <loext:graphic-properties draw:fill-color="#999999"/>
      <style:paragraph-properties fo:text-align="center"/>
      <style:text-properties fo:color="#ffffff"/>
    </style:style>
    <style:style style:name="P10" style:family="paragraph">
      <style:text-properties fo:font-weight="bold"/>
    </style:style>
    <style:style style:name="P11" style:family="paragraph">
      <loext:graphic-properties draw:fill="none" draw:fill-color="#ffffff"/>
      <style:text-properties fo:font-weight="bold"/>
    </style:style>
    <style:style style:name="P12" style:family="paragraph">
      <style:text-properties style:use-window-font-color="true" fo:font-weight="bold" fo:background-color="#b4c7dc"/>
    </style:style>
    <style:style style:name="P13" style:family="paragraph">
      <loext:graphic-properties draw:fill="none" draw:fill-color="#ffffff"/>
      <style:text-properties style:use-window-font-color="true" fo:font-weight="bold" fo:background-color="#b4c7dc"/>
    </style:style>
    <style:style style:name="P14" style:family="paragraph">
      <style:text-properties fo:color="#000000" fo:font-weight="bold" fo:background-color="#ffbf00"/>
    </style:style>
    <style:style style:name="P15" style:family="paragraph">
      <loext:graphic-properties draw:fill="none" draw:fill-color="#ffffff"/>
      <style:text-properties fo:color="#000000" fo:font-weight="bold" fo:background-color="#ffbf00"/>
    </style:style>
    <style:style style:name="P16" style:family="paragraph">
      <loext:graphic-properties draw:fill-color="#ff8000" draw:opacity="100%"/>
      <style:paragraph-properties fo:text-align="center"/>
    </style:style>
    <style:style style:name="P17" style:family="paragraph">
      <loext:graphic-properties draw:fill-color="#5983b0" draw:opacity="100%"/>
      <style:paragraph-properties fo:text-align="center"/>
    </style:style>
    <style:style style:name="P18" style:family="paragraph">
      <loext:graphic-properties draw:fill-color="#ffb66c" draw:opacity="100%"/>
      <style:paragraph-properties fo:text-align="center"/>
    </style:style>
    <style:style style:name="P19" style:family="paragraph">
      <loext:graphic-properties draw:fill-color="#729fcf" draw:opacity="100%"/>
      <style:paragraph-properties fo:text-align="center"/>
    </style:style>
    <style:style style:name="T1" style:family="text">
      <style:text-properties style:use-window-font-color="true" fo:background-color="#b4c7dc"/>
    </style:style>
    <style:style style:name="T2" style:family="text">
      <style:text-properties fo:color="#000000" fo:background-color="#ffb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2cm" svg:x="4.549cm" svg:y="8.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4.749cm" svg:y="8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4.949cm" svg:y="9.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149cm" svg:y="9.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349cm" svg:y="9.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549cm" svg:y="9.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749cm" svg:y="9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949cm" svg:y="10.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6cm" svg:y="13.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6cm" svg:y1="13.1cm" svg:x2="6.8cm" svg:y2="15.1cm">
          <text:p/>
        </draw:line>
        <draw:line draw:style-name="gr2" draw:text-style-name="P2" draw:layer="layout" svg:x1="5.6cm" svg:y1="15.1cm" svg:x2="6.8cm" svg:y2="13.1cm">
          <text:p/>
        </draw:line>
        <draw:line draw:style-name="gr3" draw:text-style-name="P2" draw:layer="layout" svg:x1="7.349cm" svg:y1="12.01cm" svg:x2="18.249cm" svg:y2="11.91cm">
          <text:p/>
        </draw:line>
        <draw:frame draw:style-name="gr4" draw:text-style-name="P3" draw:layer="layout" svg:width="1.21cm" svg:height="1.21cm" svg:x="16.549cm" svg:y="5.2cm">
          <draw:image xlink:href="Pictures/1000020100000200000002006D49219E40BC51E7.png" xlink:type="simple" xlink:show="embed" xlink:actuate="onLoad" loext:mime-type="image/png">
            <text:p/>
          </draw:image>
        </draw:frame>
        <draw:custom-shape draw:style-name="gr5" draw:text-style-name="P5" draw:layer="layout" svg:width="1.9cm" svg:height="1.9cm" svg:x="8.149cm" svg:y="12.31cm">
          <text:p text:style-name="P4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0.149cm" svg:y="12.41cm">
          <text:p text:style-name="P4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2.149cm" svg:y="12.41cm">
          <text:p text:style-name="P4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4.249cm" svg:y="12.41cm">
          <text:p text:style-name="P4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6" draw:layer="layout" svg:width="1.2cm" svg:height="2cm" svg:x="16.549cm" svg:y="8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6.549cm" svg:y="6.6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9cm" svg:height="1.9cm" svg:x="8.15cm" svg:y="12.311cm">
          <text:p text:style-name="P4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0.15cm" svg:y="12.411cm">
          <text:p text:style-name="P4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2.15cm" svg:y="12.411cm">
          <text:p text:style-name="P4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4.25cm" svg:y="12.411cm">
          <text:p text:style-name="P4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8.149cm" svg:y="9.71cm">
          <text:p text:style-name="P4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0.149cm" svg:y="9.81cm">
          <text:p text:style-name="P4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2.149cm" svg:y="9.81cm">
          <text:p text:style-name="P4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4.249cm" svg:y="9.81cm">
          <text:p text:style-name="P4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draw:layer="layout" svg:width="1.21cm" svg:height="1.21cm" svg:x="16.62cm" svg:y="17.487cm">
          <draw:image xlink:href="Pictures/1000020100000200000002006D49219E40BC51E7.png" xlink:type="simple" xlink:show="embed" xlink:actuate="onLoad" loext:mime-type="image/png">
            <text:p/>
          </draw:image>
        </draw:frame>
        <draw:custom-shape draw:style-name="gr6" draw:text-style-name="P6" draw:layer="layout" svg:width="1.2cm" svg:height="2cm" svg:x="16.62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6.62cm" svg:y="12.987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7.449cm" svg:y1="8.71cm" svg:x2="7.449cm" svg:y2="15.41cm">
          <text:p/>
        </draw:line>
        <draw:custom-shape draw:style-name="gr1" draw:text-style-name="P1" draw:layer="layout" svg:width="1.2cm" svg:height="2cm" svg:x="8.049cm" svg:y="6.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9.449cm" svg:y="6.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10.849cm" svg:y="6.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12.249cm" svg:y="6.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13.649cm" svg:y="6.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15.049cm" svg:y="6.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7.949cm" svg:y="15.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9.349cm" svg:y="15.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10.749cm" svg:y="15.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12.149cm" svg:y="15.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13.549cm" svg:y="15.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14.949cm" svg:y="15.2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149cm" svg:y="6.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749cm" svg:y="6.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349cm" svg:y="6.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3.949cm" svg:y="6.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149cm" svg:y="8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749cm" svg:y="8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349cm" svg:y="8.9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2cm" svg:height="2cm" svg:x="23.949cm" svg:y="8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22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82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42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4.02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22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82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42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4.02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22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82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42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4.02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22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82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42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4.02cm" svg:y="15.28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cm" svg:height="1cm" svg:x="18.849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19.949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21.049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22.149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23.249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24.349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25.449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5.549cm" svg:height="1.673cm" svg:x="8cm" svg:y="6.027cm">
          <draw:text-box>
            <text:p text:style-name="P10">Cartes en main :</text:p>
          </draw:text-box>
        </draw:frame>
        <draw:frame draw:style-name="gr12" draw:text-style-name="P13" draw:layer="layout" svg:width="3.228cm" svg:height="0.962cm" svg:x="11.2cm" svg:y="18.3cm">
          <draw:text-box>
            <text:p text:style-name="P12"><text:span text:style-name="T1">Joueur A</text:span></text:p>
          </draw:text-box>
        </draw:frame>
        <draw:frame draw:style-name="gr13" draw:text-style-name="P15" draw:layer="layout" svg:width="3.254cm" svg:height="0.962cm" svg:x="10.846cm" svg:y="4.6cm">
          <draw:text-box>
            <text:p text:style-name="P14"><text:span text:style-name="T2">Joueur B</text:span></text:p>
          </draw:text-box>
        </draw:frame>
        <draw:frame draw:style-name="gr13" draw:text-style-name="P11" draw:layer="layout" svg:width="2.585cm" svg:height="0.962cm" svg:x="1.926cm" svg:y="9.338cm">
          <draw:text-box>
            <text:p text:style-name="P10">Pioche</text:p>
          </draw:text-box>
        </draw:frame>
        <draw:frame draw:style-name="gr13" draw:text-style-name="P11" draw:layer="layout" svg:width="4.837cm" svg:height="0.962cm" svg:x="1.363cm" svg:y="12.2cm">
          <draw:text-box>
            <text:p text:style-name="P10">Carte éliminée</text:p>
          </draw:text-box>
        </draw:frame>
        <draw:frame draw:style-name="gr13" draw:text-style-name="P11" draw:layer="layout" svg:width="4.947cm" svg:height="0.962cm" svg:x="9.6cm" svg:y="9cm">
          <draw:text-box>
            <text:p text:style-name="P10">Jetons actions</text:p>
          </draw:text-box>
        </draw:frame>
        <draw:frame draw:style-name="gr11" draw:text-style-name="P11" draw:layer="layout" svg:width="6cm" svg:height="1.673cm" svg:x="19.2cm" svg:y="5.327cm">
          <draw:text-box>
            <text:p text:style-name="P10">Cartes validées</text:p>
          </draw:text-box>
        </draw:frame>
      </draw:page>
      <draw:page draw:name="page2" draw:style-name="dp1" draw:master-page-name="Standard">
        <draw:custom-shape draw:style-name="gr1" draw:text-style-name="P1" draw:layer="layout" svg:width="1.2cm" svg:height="2cm" svg:x="4.55cm" svg:y="8.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4.75cm" svg:y="8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4.95cm" svg:y="9.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15cm" svg:y="9.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35cm" svg:y="9.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55cm" svg:y="9.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75cm" svg:y="9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95cm" svg:y="10.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601cm" svg:y="13.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601cm" svg:y1="13.1cm" svg:x2="6.801cm" svg:y2="15.1cm">
          <text:p/>
        </draw:line>
        <draw:line draw:style-name="gr2" draw:text-style-name="P2" draw:layer="layout" svg:x1="5.601cm" svg:y1="15.1cm" svg:x2="6.801cm" svg:y2="13.1cm">
          <text:p/>
        </draw:line>
        <draw:line draw:style-name="gr3" draw:text-style-name="P2" draw:layer="layout" svg:x1="7.35cm" svg:y1="12.01cm" svg:x2="18.25cm" svg:y2="11.91cm">
          <text:p/>
        </draw:line>
        <draw:frame draw:style-name="gr4" draw:text-style-name="P3" draw:layer="layout" svg:width="1.21cm" svg:height="1.21cm" svg:x="16.55cm" svg:y="5.2cm">
          <draw:image xlink:href="Pictures/1000020100000200000002006D49219E40BC51E7.png" xlink:type="simple" xlink:show="embed" xlink:actuate="onLoad" loext:mime-type="image/png">
            <text:p/>
          </draw:image>
        </draw:frame>
        <draw:custom-shape draw:style-name="gr5" draw:text-style-name="P5" draw:layer="layout" svg:width="1.9cm" svg:height="1.9cm" svg:x="8.15cm" svg:y="12.31cm">
          <text:p text:style-name="P4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0.15cm" svg:y="12.41cm">
          <text:p text:style-name="P4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2.15cm" svg:y="12.41cm">
          <text:p text:style-name="P4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4.25cm" svg:y="12.41cm">
          <text:p text:style-name="P4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6" draw:layer="layout" svg:width="1.2cm" svg:height="2cm" svg:x="16.55cm" svg:y="8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6.55cm" svg:y="6.6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9cm" svg:height="1.9cm" svg:x="8.151cm" svg:y="12.311cm">
          <text:p text:style-name="P4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0.151cm" svg:y="12.411cm">
          <text:p text:style-name="P4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2.151cm" svg:y="12.411cm">
          <text:p text:style-name="P4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4.251cm" svg:y="12.411cm">
          <text:p text:style-name="P4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8.15cm" svg:y="9.71cm">
          <text:p text:style-name="P4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0.15cm" svg:y="9.81cm">
          <text:p text:style-name="P4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2.15cm" svg:y="9.81cm">
          <text:p text:style-name="P4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4.25cm" svg:y="9.81cm">
          <text:p text:style-name="P4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draw:layer="layout" svg:width="1.21cm" svg:height="1.21cm" svg:x="16.621cm" svg:y="17.487cm">
          <draw:image xlink:href="Pictures/1000020100000200000002006D49219E40BC51E7.png" xlink:type="simple" xlink:show="embed" xlink:actuate="onLoad" loext:mime-type="image/png">
            <text:p/>
          </draw:image>
        </draw:frame>
        <draw:custom-shape draw:style-name="gr6" draw:text-style-name="P6" draw:layer="layout" svg:width="1.2cm" svg:height="2cm" svg:x="16.621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6.621cm" svg:y="12.987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7.45cm" svg:y1="8.71cm" svg:x2="7.45cm" svg:y2="15.41cm">
          <text:p/>
        </draw:line>
        <draw:custom-shape draw:style-name="gr14" draw:text-style-name="P16" draw:layer="layout" svg:width="1.2cm" svg:height="2cm" svg:x="8.05cm" svg:y="6.9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.2cm" svg:height="2cm" svg:x="9.45cm" svg:y="6.9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.2cm" svg:height="2cm" svg:x="10.85cm" svg:y="6.9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.2cm" svg:height="2cm" svg:x="12.25cm" svg:y="6.9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.2cm" svg:height="2cm" svg:x="13.65cm" svg:y="6.9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.2cm" svg:height="2cm" svg:x="15.05cm" svg:y="6.9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2cm" svg:height="2cm" svg:x="7.95cm" svg:y="15.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2cm" svg:height="2cm" svg:x="9.35cm" svg:y="15.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2cm" svg:height="2cm" svg:x="10.75cm" svg:y="15.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2cm" svg:height="2cm" svg:x="12.15cm" svg:y="15.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2cm" svg:height="2cm" svg:x="13.55cm" svg:y="15.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.2cm" svg:height="2cm" svg:x="14.95cm" svg:y="15.2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15cm" svg:y="6.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75cm" svg:y="6.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35cm" svg:y="6.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3.95cm" svg:y="6.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15cm" svg:y="8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75cm" svg:y="8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35cm" svg:y="8.9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1.2cm" svg:height="2cm" svg:x="23.95cm" svg:y="8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221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821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421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4.021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221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821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421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4.021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221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821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421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4.021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221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821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421cm" svg:y="15.28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1.2cm" svg:height="2cm" svg:x="24.021cm" svg:y="15.28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cm" svg:height="1cm" svg:x="18.85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19.95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21.05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22.15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23.25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24.35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25.45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5.549cm" svg:height="1.673cm" svg:x="8.001cm" svg:y="6.027cm">
          <draw:text-box>
            <text:p text:style-name="P10">Cartes en main :</text:p>
          </draw:text-box>
        </draw:frame>
        <draw:frame draw:style-name="gr13" draw:text-style-name="P11" draw:layer="layout" svg:width="2.585cm" svg:height="0.962cm" svg:x="1.927cm" svg:y="9.338cm">
          <draw:text-box>
            <text:p text:style-name="P10">Pioche</text:p>
          </draw:text-box>
        </draw:frame>
        <draw:frame draw:style-name="gr13" draw:text-style-name="P11" draw:layer="layout" svg:width="4.837cm" svg:height="0.962cm" svg:x="1.364cm" svg:y="12.2cm">
          <draw:text-box>
            <text:p text:style-name="P10">Carte éliminée</text:p>
          </draw:text-box>
        </draw:frame>
        <draw:frame draw:style-name="gr13" draw:text-style-name="P11" draw:layer="layout" svg:width="4.947cm" svg:height="0.962cm" svg:x="9.601cm" svg:y="9cm">
          <draw:text-box>
            <text:p text:style-name="P10">Jetons actions</text:p>
          </draw:text-box>
        </draw:frame>
        <draw:frame draw:style-name="gr11" draw:text-style-name="P11" draw:layer="layout" svg:width="6cm" svg:height="1.673cm" svg:x="19.201cm" svg:y="5.327cm">
          <draw:text-box>
            <text:p text:style-name="P10">Cartes validées</text:p>
          </draw:text-box>
        </draw:frame>
        <draw:frame draw:style-name="gr13" draw:text-style-name="P15" draw:layer="layout" svg:width="3.254cm" svg:height="0.962cm" svg:x="10.846cm" svg:y="4.6cm">
          <draw:text-box>
            <text:p text:style-name="P14"><text:span text:style-name="T2">Joueur B</text:span></text:p>
          </draw:text-box>
        </draw:frame>
        <draw:frame draw:style-name="gr12" draw:text-style-name="P13" draw:layer="layout" svg:width="3.228cm" svg:height="0.962cm" svg:x="11.2cm" svg:y="18.3cm">
          <draw:text-box>
            <text:p text:style-name="P12"><text:span text:style-name="T1">Joueur A</text:span></text:p>
          </draw:text-box>
        </draw:frame>
      </draw:page>
      <draw:page draw:name="page3" draw:style-name="dp1" draw:master-page-name="Standard">
        <draw:custom-shape draw:style-name="gr18" draw:text-style-name="P6" draw:layer="layout" svg:width="1.2cm" svg:height="2cm" svg:x="1.9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9cm" svg:height="1.9cm" svg:x="4.3cm" svg:y="3.9cm">
          <text:p text:style-name="P4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draw:layer="layout" svg:width="1.21cm" svg:height="1.21cm" svg:x="10.6cm" svg:y="3.8cm">
          <draw:image xlink:href="Pictures/1000020100000200000002006D49219E40BC51E7.png" xlink:type="simple" xlink:show="embed" xlink:actuate="onLoad" loext:mime-type="image/png">
            <text:p/>
          </draw:image>
        </draw:frame>
        <draw:custom-shape draw:style-name="gr10" draw:text-style-name="P9" draw:layer="layout" svg:width="1cm" svg:height="1cm" svg:x="6.9cm" svg:y="7cm"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1.9cm" svg:height="1.9cm" svg:x="7.1cm" svg:y="4cm">
          <text:p text:style-name="P4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ristan </meta:initial-creator>
    <meta:creation-date>2024-05-23T11:25:25.460000000</meta:creation-date>
    <dc:date>2024-05-23T13:56:46.523000000</dc:date>
    <dc:creator>Tristan </dc:creator>
    <meta:editing-duration>PT18M23S</meta:editing-duration>
    <meta:editing-cycles>3</meta:editing-cycles>
    <meta:generator>LibreOffice/6.1.5.2$Windows_X86_64 LibreOffice_project/90f8dcf33c87b3705e78202e3df5142b201bd805</meta:generator>
    <meta:document-statistic meta:object-count="167"/>
  </office:meta>
</office:document-meta>
</file>